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JAVA C</text:span><text:span text:style-name="T2">ORE BASIC</text:span></text:p>
      <text:p text:style-name="P1"><text:span text:style-name="T3">1 Primitive and Object data type</text:span></text:p>
      <text:p text:style-name="P1"><text:span text:style-name="T3">a, Phân bi</text:span><text:span text:style-name="T4">ệ</text:span><text:span text:style-name="T5">t gi</text:span><text:span text:style-name="T6">ữ</text:span><text:span text:style-name="T7">a ki</text:span><text:span text:style-name="T8">ể</text:span><text:span text:style-name="T9">u d</text:span><text:span text:style-name="T10">ữ</text:span><text:span text:style-name="T11"><text:s/>liêu nguyên th</text:span><text:span text:style-name="T12">ủ</text:span><text:span text:style-name="T13">y và ki</text:span><text:span text:style-name="T14">ể</text:span><text:span text:style-name="T15">u d</text:span><text:span text:style-name="T16">ữ</text:span><text:span text:style-name="T17"><text:s/>li</text:span><text:span text:style-name="T18">ệ</text:span><text:span text:style-name="T19">u<text:s/></text:span><text:span text:style-name="T20">đ</text:span><text:span text:style-name="T21">ố</text:span><text:span text:style-name="T22">i t</text:span><text:span text:style-name="T23">ư</text:span><text:span text:style-name="T24">ợ</text:span><text:span text:style-name="T25">ng</text:span></text:p>
      <text:p text:style-name="P1"><text:span text:style-name="T26">- Ki</text:span><text:span text:style-name="T27">ể</text:span><text:span text:style-name="T28">u d</text:span><text:span text:style-name="T29">ữ</text:span><text:span text:style-name="T30"><text:s/>li</text:span><text:span text:style-name="T31">ệ</text:span><text:span text:style-name="T32">u nguyên th</text:span><text:span text:style-name="T33">ủ</text:span><text:span text:style-name="T34">y khác so v</text:span><text:span text:style-name="T35">ớ</text:span><text:span text:style-name="T36">i ki</text:span><text:span text:style-name="T37">ể</text:span><text:span text:style-name="T38">u d</text:span><text:span text:style-name="T39">ữ</text:span><text:span text:style-name="T40"><text:s/>li</text:span><text:span text:style-name="T41">ệ</text:span><text:span text:style-name="T42">u<text:s/></text:span><text:span text:style-name="T43">đ</text:span><text:span text:style-name="T44">ố</text:span><text:span text:style-name="T45">i t</text:span><text:span text:style-name="T46">ư</text:span><text:span text:style-name="T47">ợ</text:span><text:span text:style-name="T48">ng:</text:span></text:p>
      <text:p text:style-name="P1"><text:span text:style-name="T48">+ Ki</text:span><text:span text:style-name="T49">ể</text:span><text:span text:style-name="T50">u d</text:span><text:span text:style-name="T51">ữ</text:span><text:span text:style-name="T52"><text:s/>li</text:span><text:span text:style-name="T53">ệ</text:span><text:span text:style-name="T54">u nguyên th</text:span><text:span text:style-name="T55">ủ</text:span><text:span text:style-name="T56">y bao g</text:span><text:span text:style-name="T57">ồ</text:span><text:span text:style-name="T58">m các lo</text:span><text:span text:style-name="T59">ạ</text:span><text:span text:style-name="T60">i sau byte , short , int , long , float , double , char , boolean</text:span></text:p>
      <text:p text:style-name="P1"><text:span text:style-name="T60">+ Ki</text:span><text:span text:style-name="T61">ể</text:span><text:span text:style-name="T62">u d</text:span><text:span text:style-name="T63">ữ</text:span><text:span text:style-name="T64"><text:s/>li</text:span><text:span text:style-name="T65">ệ</text:span><text:span text:style-name="T66">u<text:s/></text:span><text:span text:style-name="T67">đ</text:span><text:span text:style-name="T68">ố</text:span><text:span text:style-name="T69">i t</text:span><text:span text:style-name="T70">ươ</text:span><text:span text:style-name="T71">ng bao g</text:span><text:span text:style-name="T72">ồ</text:span><text:span text:style-name="T73">m các lo</text:span><text:span text:style-name="T74">ạ</text:span><text:span text:style-name="T75">i sau: CLASS, OBJECT , ARRAY , STRING</text:span></text:p>
      <text:p text:style-name="P1"><text:span text:style-name="T75">+ Ki</text:span><text:span text:style-name="T76">ể</text:span><text:span text:style-name="T77">u d</text:span><text:span text:style-name="T78">ữ</text:span><text:span text:style-name="T79"><text:s/>li</text:span><text:span text:style-name="T80">ệ</text:span><text:span text:style-name="T81">u nguyên th</text:span><text:span text:style-name="T82">ủ</text:span><text:span text:style-name="T83">y l</text:span><text:span text:style-name="T84">ư</text:span><text:span text:style-name="T85">u giá tr</text:span><text:span text:style-name="T86">ị</text:span><text:span text:style-name="T87"><text:s/>tr</text:span><text:span text:style-name="T88">ự</text:span><text:span text:style-name="T89">c ti</text:span><text:span text:style-name="T90">ế</text:span><text:span text:style-name="T91">p -&gt; l</text:span><text:span text:style-name="T92">ư</text:span><text:span text:style-name="T93">u trong b</text:span><text:span text:style-name="T94">ộ</text:span><text:span text:style-name="T95"><text:s/>nh</text:span><text:span text:style-name="T96">ớ</text:span><text:span text:style-name="T97"><text:s/>stack </text:span></text:p>
      <text:p text:style-name="P1"><text:span text:style-name="T97">ví d</text:span><text:span text:style-name="T98">ụ</text:span><text:span text:style-name="T99"><text:s/>: int x = 10;</text:span></text:p>
      <text:p text:style-name="P1"><text:span text:style-name="T99">+ Ki</text:span><text:span text:style-name="T100">ể</text:span><text:span text:style-name="T101">u d</text:span><text:span text:style-name="T102">ữ</text:span><text:span text:style-name="T103"><text:s/>li</text:span><text:span text:style-name="T104">ệ</text:span><text:span text:style-name="T105">u<text:s/></text:span><text:span text:style-name="T106">đ</text:span><text:span text:style-name="T107">ố</text:span><text:span text:style-name="T108">i t</text:span><text:span text:style-name="T109">ư</text:span><text:span text:style-name="T110">ợ</text:span><text:span text:style-name="T111">ng l</text:span><text:span text:style-name="T112">ư</text:span><text:span text:style-name="T113">u giá tr</text:span><text:span text:style-name="T114">ị</text:span><text:span text:style-name="T115"><text:s/>b</text:span><text:span text:style-name="T116">ằ</text:span><text:span text:style-name="T117">ng cách tham chi</text:span><text:span text:style-name="T118">ế</text:span><text:span text:style-name="T119">u<text:s/></text:span><text:span text:style-name="T120">đ</text:span><text:span text:style-name="T121">ế</text:span><text:span text:style-name="T122">n 1<text:s/></text:span><text:span text:style-name="T123">đ</text:span><text:span text:style-name="T124">ị</text:span><text:span text:style-name="T125">a ch</text:span><text:span text:style-name="T126">ỉ</text:span><text:span text:style-name="T127"><text:s/>-&gt; l</text:span><text:span text:style-name="T128">ư</text:span><text:span text:style-name="T129">u trong b</text:span><text:span text:style-name="T130">ộ</text:span><text:span text:style-name="T131"><text:s/>nh</text:span><text:span text:style-name="T132">ớ</text:span><text:span text:style-name="T133"><text:s/>head</text:span></text:p>
      <text:p text:style-name="P1"><text:span text:style-name="T133">ví d</text:span><text:span text:style-name="T134">ụ</text:span><text:span text:style-name="T135"><text:s/>String a = new String("Hello");</text:span></text:p>
      <text:p text:style-name="P1"><text:span text:style-name="T135">L</text:span><text:span text:style-name="T136">ư</text:span><text:span text:style-name="T137">u ý có tr</text:span><text:span text:style-name="T138">ư</text:span><text:span text:style-name="T139">ờ</text:span><text:span text:style-name="T140">ng h</text:span><text:span text:style-name="T141">ợ</text:span><text:span text:style-name="T142">p<text:s/></text:span><text:span text:style-name="T143">đ</text:span><text:span text:style-name="T144">ặ</text:span><text:span text:style-name="T145">c bi</text:span><text:span text:style-name="T146">ệ</text:span><text:span text:style-name="T147">t: String a = "Hello" l</text:span><text:span text:style-name="T148">ư</text:span><text:span text:style-name="T149">u trong String pool</text:span></text:p>
      <text:p text:style-name="P1"><text:span text:style-name="T149">+ Ki</text:span><text:span text:style-name="T150">ể</text:span><text:span text:style-name="T151">u d</text:span><text:span text:style-name="T152">ữ</text:span><text:span text:style-name="T153"><text:s/>li</text:span><text:span text:style-name="T154">ệ</text:span><text:span text:style-name="T155">u<text:s/></text:span><text:span text:style-name="T156">đ</text:span><text:span text:style-name="T157">ố</text:span><text:span text:style-name="T158">i t</text:span><text:span text:style-name="T159">ư</text:span><text:span text:style-name="T160">ợ</text:span><text:span text:style-name="T161">ng có th</text:span><text:span text:style-name="T162">ể</text:span><text:span text:style-name="T163"><text:s/>null còn ki</text:span><text:span text:style-name="T164">ể</text:span><text:span text:style-name="T165">u d</text:span><text:span text:style-name="T166">ữ</text:span><text:span text:style-name="T167"><text:s/>li</text:span><text:span text:style-name="T168">ệ</text:span><text:span text:style-name="T169">u nguyên th</text:span><text:span text:style-name="T170">ủ</text:span><text:span text:style-name="T171">y thì không</text:span></text:p>
      <text:p text:style-name="P1"><text:span text:style-name="T171">+ Ki</text:span><text:span text:style-name="T172">ể</text:span><text:span text:style-name="T173">u d</text:span><text:span text:style-name="T174">ữ</text:span><text:span text:style-name="T175"><text:s/>li</text:span><text:span text:style-name="T176">ệ</text:span><text:span text:style-name="T177">u nguyên th</text:span><text:span text:style-name="T178">ủ</text:span><text:span text:style-name="T179">y không có ph</text:span><text:span text:style-name="T180">ươ</text:span><text:span text:style-name="T181">ng th</text:span><text:span text:style-name="T182">ứ</text:span><text:span text:style-name="T183">c<text:s/></text:span><text:span text:style-name="T184">đ</text:span><text:span text:style-name="T185">i kèm còn ki</text:span><text:span text:style-name="T186">ể</text:span><text:span text:style-name="T187">u d</text:span><text:span text:style-name="T188">ữ</text:span><text:span text:style-name="T189"><text:s/>liêu<text:s/></text:span><text:span text:style-name="T190">đ</text:span><text:span text:style-name="T191">ố</text:span><text:span text:style-name="T192">i t</text:span><text:span text:style-name="T193">ư</text:span><text:span text:style-name="T194">ợ</text:span><text:span text:style-name="T195">ng có ph</text:span><text:span text:style-name="T196">ươ</text:span><text:span text:style-name="T197">ng th</text:span><text:span text:style-name="T198">ứ</text:span><text:span text:style-name="T199">c<text:s/></text:span><text:span text:style-name="T200">đ</text:span><text:span text:style-name="T201">i kèm </text:span></text:p>
      <text:p text:style-name="P1"><text:span text:style-name="T201">ví d</text:span><text:span text:style-name="T202">ụ</text:span><text:span text:style-name="T203">: String a = "HELLO" =&gt; a.length</text:span></text:p>
      <text:p text:style-name="P1"><text:span text:style-name="T204">b, Có th</text:span><text:span text:style-name="T205">ể</text:span><text:span text:style-name="T206"><text:s/>chuy</text:span><text:span text:style-name="T207">ể</text:span><text:span text:style-name="T208">n<text:s/></text:span><text:span text:style-name="T209">đ</text:span><text:span text:style-name="T210">ổ</text:span><text:span text:style-name="T211">i gi</text:span><text:span text:style-name="T212">ữ</text:span><text:span text:style-name="T213">a hai ki</text:span><text:span text:style-name="T214">ể</text:span><text:span text:style-name="T215">u d</text:span><text:span text:style-name="T216">ữ</text:span><text:span text:style-name="T217"><text:s/>li</text:span><text:span text:style-name="T218">ệ</text:span><text:span text:style-name="T219">u này không</text:span></text:p>
      <text:p text:style-name="P1"><text:span text:style-name="T220">- Có th</text:span><text:span text:style-name="T221">ể</text:span><text:span text:style-name="T222"><text:s/>chuy</text:span><text:span text:style-name="T223">ể</text:span><text:span text:style-name="T224">n<text:s/></text:span><text:span text:style-name="T225">đ</text:span><text:span text:style-name="T226">ổ</text:span><text:span text:style-name="T227">i qua l</text:span><text:span text:style-name="T228">ạ</text:span><text:span text:style-name="T229">i : thông qua<text:s/></text:span><text:span text:style-name="T230">Wapper Class</text:span></text:p>
      <text:p text:style-name="P1"><text:span text:style-name="T230">- Wapper Class là 1 class<text:s/></text:span><text:span text:style-name="T231">đư</text:span><text:span text:style-name="T232">ợ</text:span><text:span text:style-name="T233">c<text:s/></text:span><text:span text:style-name="T234">đ</text:span><text:span text:style-name="T235">ị</text:span><text:span text:style-name="T236">nh ngh</text:span><text:span text:style-name="T237">ĩ</text:span><text:span text:style-name="T238">a<text:s/></text:span><text:span text:style-name="T239">đ</text:span><text:span text:style-name="T240">ể</text:span><text:span text:style-name="T241"><text:s/>chuy</text:span><text:span text:style-name="T242">ể</text:span><text:span text:style-name="T243">n<text:s/></text:span><text:span text:style-name="T244">đ</text:span><text:span text:style-name="T245">ổ</text:span><text:span text:style-name="T246">i gi</text:span><text:span text:style-name="T247">ữ</text:span><text:span text:style-name="T248">a ki</text:span><text:span text:style-name="T249">ể</text:span><text:span text:style-name="T250">u d</text:span><text:span text:style-name="T251">ữ</text:span><text:span text:style-name="T252"><text:s/>li</text:span><text:span text:style-name="T253">ệ</text:span><text:span text:style-name="T254">u nguyên th</text:span><text:span text:style-name="T255">ủ</text:span><text:span text:style-name="T256">y và ki</text:span><text:span text:style-name="T257">ể</text:span><text:span text:style-name="T258">u d</text:span><text:span text:style-name="T259">ữ</text:span><text:span text:style-name="T260"><text:s/>li</text:span><text:span text:style-name="T261">ệ</text:span><text:span text:style-name="T262">u<text:s/></text:span><text:span text:style-name="T263">đ</text:span><text:span text:style-name="T264">ố</text:span><text:span text:style-name="T265">i t</text:span><text:span text:style-name="T266">ư</text:span><text:span text:style-name="T267">ợ</text:span><text:span text:style-name="T268">ng</text:span></text:p>
      <text:p text:style-name="P1"><text:span text:style-name="T268">+ Chuy</text:span><text:span text:style-name="T269">ể</text:span><text:span text:style-name="T270">n t</text:span><text:span text:style-name="T271">ừ</text:span><text:span text:style-name="T272"><text:s/>ki</text:span><text:span text:style-name="T273">ể</text:span><text:span text:style-name="T274">u d</text:span><text:span text:style-name="T275">ữ</text:span><text:span text:style-name="T276"><text:s/>li</text:span><text:span text:style-name="T277">ệ</text:span><text:span text:style-name="T278">u nguyên th</text:span><text:span text:style-name="T279">ủ</text:span><text:span text:style-name="T280">y v</text:span><text:span text:style-name="T281">ề</text:span><text:span text:style-name="T282"><text:s/>ki</text:span><text:span text:style-name="T283">ể</text:span><text:span text:style-name="T284">u d</text:span><text:span text:style-name="T285">ữ</text:span><text:span text:style-name="T286"><text:s/>li</text:span><text:span text:style-name="T287">ệ</text:span><text:span text:style-name="T288">u<text:s/></text:span><text:span text:style-name="T289">đ</text:span><text:span text:style-name="T290">ố</text:span><text:span text:style-name="T291">i t</text:span><text:span text:style-name="T292">ư</text:span><text:span text:style-name="T293">ợ</text:span><text:span text:style-name="T294">ng : autoBoxing</text:span></text:p>
      <text:p text:style-name="P1"><text:span text:style-name="T294">ví d</text:span><text:span text:style-name="T295">ụ</text:span><text:span text:style-name="T296"><text:s/>int a = 5;</text:span></text:p>
      <text:p text:style-name="P1"><text:span text:style-name="T296">Integer b = a =&gt; b = 5;</text:span></text:p>
      <text:p text:style-name="P1"><text:span text:style-name="T296">+ Chuy</text:span><text:span text:style-name="T297">ể</text:span><text:span text:style-name="T298">n t</text:span><text:span text:style-name="T299">ừ</text:span><text:span text:style-name="T300"><text:s/>ki</text:span><text:span text:style-name="T301">ể</text:span><text:span text:style-name="T302">u<text:s/></text:span><text:span text:style-name="T303">đ</text:span><text:span text:style-name="T304">ố</text:span><text:span text:style-name="T305">i t</text:span><text:span text:style-name="T306">ư</text:span><text:span text:style-name="T307">ợ</text:span><text:span text:style-name="T308">ng v</text:span><text:span text:style-name="T309">ề</text:span><text:span text:style-name="T310"><text:s/>ki</text:span><text:span text:style-name="T311">ể</text:span><text:span text:style-name="T312">u d</text:span><text:span text:style-name="T313">ữ</text:span><text:span text:style-name="T314"><text:s/>li</text:span><text:span text:style-name="T315">ệ</text:span><text:span text:style-name="T316">u nguyên th</text:span><text:span text:style-name="T317">ủ</text:span><text:span text:style-name="T318">y -&gt; UnBoxing</text:span></text:p>
      <text:p text:style-name="P1"><text:span text:style-name="T318">ví d</text:span><text:span text:style-name="T319">ụ</text:span><text:span text:style-name="T320"><text:s/>Integer a = 5; int b = a =&gt; b = 5;</text:span></text:p>
      <text:p text:style-name="P1"><text:span text:style-name="T321">c, Có th</text:span><text:span text:style-name="T322">ể so s</text:span><text:span text:style-name="T323">ánh hai ki</text:span><text:span text:style-name="T324">ểu dữ liệu n</text:span><text:span text:style-name="T325">ày v</text:span><text:span text:style-name="T326">ới nhau kh</text:span><text:span text:style-name="T327">ông?</text:span></text:p>
      <text:p text:style-name="P1"><text:span text:style-name="T328">-<text:s/></text:span><text:span text:style-name="T329">Đ</text:span><text:span text:style-name="T330">ố</text:span><text:span text:style-name="T331">i v</text:span><text:span text:style-name="T332">ớ</text:span><text:span text:style-name="T333">i so sánh 2 giá tr</text:span><text:span text:style-name="T334">ị</text:span><text:span text:style-name="T335"><text:s/>thu</text:span><text:span text:style-name="T336">ộ</text:span><text:span text:style-name="T337">c ki</text:span><text:span text:style-name="T338">ể</text:span><text:span text:style-name="T339">u d</text:span><text:span text:style-name="T340">ữ</text:span><text:span text:style-name="T341"><text:s/>li</text:span><text:span text:style-name="T342">ệ</text:span><text:span text:style-name="T343">u nguyên th</text:span><text:span text:style-name="T344">ủ</text:span><text:span text:style-name="T345">y:<text:s text:c="2"/>khi so sánh 2 ki</text:span><text:span text:style-name="T346">ể</text:span><text:span text:style-name="T347">u d</text:span><text:span text:style-name="T348">ữ</text:span><text:span text:style-name="T349"><text:s/>li</text:span><text:span text:style-name="T350">ệ</text:span><text:span text:style-name="T351">u thì dùng ==</text:span></text:p>
      <text:p text:style-name="P1"><text:span text:style-name="T351">ví d</text:span><text:span text:style-name="T352">ụ</text:span><text:span text:style-name="T353"><text:s/>int a = 5,b=6; -&gt; sout("Checked: "+(a==b));</text:span></text:p>
      <text:p text:style-name="P1"><text:span text:style-name="T353">-<text:s/></text:span><text:span text:style-name="T354">Đ</text:span><text:span text:style-name="T355">ố</text:span><text:span text:style-name="T356">i v</text:span><text:span text:style-name="T357">ớ</text:span><text:span text:style-name="T358">i so sánh 2 bi</text:span><text:span text:style-name="T359">ế</text:span><text:span text:style-name="T360">n thu</text:span><text:span text:style-name="T361">ộ</text:span><text:span text:style-name="T362">c ki</text:span><text:span text:style-name="T363">ể</text:span><text:span text:style-name="T364">u d</text:span><text:span text:style-name="T365">ữ</text:span><text:span text:style-name="T366"><text:s/>li</text:span><text:span text:style-name="T367">ệ</text:span><text:span text:style-name="T368">u<text:s/></text:span><text:span text:style-name="T369">đ</text:span><text:span text:style-name="T370">ố</text:span><text:span text:style-name="T371">i t</text:span><text:span text:style-name="T372">ư</text:span><text:span text:style-name="T373">ợ</text:span><text:span text:style-name="T374">ng khi so sánh thì có 2 ki</text:span><text:span text:style-name="T375">ể</text:span><text:span text:style-name="T376">u == và equal </text:span></text:p>
      <text:p text:style-name="P1"><text:span text:style-name="T376">+ (==) thì dùng so sánh<text:s/></text:span><text:span text:style-name="T377">đ</text:span><text:span text:style-name="T378">ị</text:span><text:span text:style-name="T379">a ch</text:span><text:span text:style-name="T380">ỉ</text:span><text:span text:style-name="T381"><text:s/>2 bi</text:span><text:span text:style-name="T382">ế</text:span><text:span text:style-name="T383">n</text:span></text:p>
      <text:p text:style-name="P1"><text:span text:style-name="T383">+ equal thì dùng so sánh giá tr</text:span><text:span text:style-name="T384">ị</text:span><text:span text:style-name="T385"><text:s/>nó </text:span></text:p>
      <text:p text:style-name="P1"><text:span text:style-name="T385">ví d</text:span><text:span text:style-name="T386">ụ</text:span><text:span text:style-name="T387"><text:s/>String x = new String("HELLO);</text:span></text:p>
      <text:p text:style-name="P1"><text:span text:style-name="T387">String y = new String("HELLO");</text:span></text:p>
      <text:p text:style-name="P1"><text:span text:style-name="T387">x==y -&gt; false so sánh<text:s/></text:span><text:span text:style-name="T388">đ</text:span><text:span text:style-name="T389">ị</text:span><text:span text:style-name="T390">a ch</text:span><text:span text:style-name="T391">ỉ</text:span><text:span text:style-name="T392"/></text:p>
      <text:p text:style-name="P1"><text:span text:style-name="T392">x.equal(y) =&gt; true so sánh giá tr</text:span><text:span text:style-name="T393">ị</text:span></text:p>
      <text:p text:style-name="P1"><text:span text:style-name="T394">-<text:s/></text:span><text:span text:style-name="T395">Đ</text:span><text:span text:style-name="T396">ố</text:span><text:span text:style-name="T397">i v</text:span><text:span text:style-name="T398">ớ</text:span><text:span text:style-name="T399">i so sánh gi</text:span><text:span text:style-name="T400">ữ</text:span><text:span text:style-name="T401">a 1 nguyên th</text:span><text:span text:style-name="T402">ủ</text:span><text:span text:style-name="T403">y và 1<text:s/></text:span><text:span text:style-name="T404">đ</text:span><text:span text:style-name="T405">ố</text:span><text:span text:style-name="T406">i t</text:span><text:span text:style-name="T407">ư</text:span><text:span text:style-name="T408">ợ</text:span><text:span text:style-name="T409">ng thì nó s</text:span><text:span text:style-name="T410">ẽ</text:span><text:span text:style-name="T411"><text:s/>t</text:span><text:span text:style-name="T412">ự</text:span><text:span text:style-name="T413"><text:s/></text:span><text:span text:style-name="T414">đ</text:span><text:span text:style-name="T415">ộ</text:span><text:span text:style-name="T416">ng convert t</text:span><text:span text:style-name="T417">ự</text:span><text:span text:style-name="T418"><text:s/>object &gt; primitive<text:s/></text:span><text:span text:style-name="T419">đ</text:span><text:span text:style-name="T420">ể</text:span><text:span text:style-name="T421"><text:s/>so sánh ==</text:span></text:p>
      <text:p text:style-name="P1"><text:span text:style-name="T422">d, Giá tr</text:span><text:span text:style-name="T423">ị khi khởi tạo biến với hai loại kiểu dữ liệu n</text:span><text:span text:style-name="T424">ày là gì?</text:span></text:p>
      <text:p text:style-name="P1"><text:span text:style-name="T425">-<text:s/></text:span><text:span text:style-name="T426">Đ</text:span><text:span text:style-name="T427">ố</text:span><text:span text:style-name="T428">i v</text:span><text:span text:style-name="T429">ớ</text:span><text:span text:style-name="T430">i ki</text:span><text:span text:style-name="T431">ể</text:span><text:span text:style-name="T432">u d</text:span><text:span text:style-name="T433">ữ</text:span><text:span text:style-name="T434"><text:s/>li</text:span><text:span text:style-name="T435">ệ</text:span><text:span text:style-name="T436">u nguyên th</text:span><text:span text:style-name="T437">ủ</text:span><text:span text:style-name="T438">y: </text:span></text:p>
      <text:p text:style-name="P1"><text:span text:style-name="T438">byte, short, int, long<text:s text:c="2"/>=&gt;(kh</text:span><text:span text:style-name="T439">ở</text:span><text:span text:style-name="T440">i t</text:span><text:span text:style-name="T441">ạ</text:span><text:span text:style-name="T442">o) 0</text:span></text:p>
      <text:p text:style-name="P1"><text:span text:style-name="T442">float, double =&gt; 0.0</text:span></text:p>
      <text:p text:style-name="P1"><text:span text:style-name="T442">char =&gt; r</text:span><text:span text:style-name="T443">ỗ</text:span><text:span text:style-name="T444">ng</text:span></text:p>
      <text:p text:style-name="P1"><text:span text:style-name="T444">boolean =&gt; false</text:span></text:p>
      <text:p text:style-name="P1"><text:span text:style-name="T444">-<text:s/></text:span><text:span text:style-name="T445">Đ</text:span><text:span text:style-name="T446">ố</text:span><text:span text:style-name="T447">i v</text:span><text:span text:style-name="T448">ớ</text:span><text:span text:style-name="T449">i ki</text:span><text:span text:style-name="T450">ể</text:span><text:span text:style-name="T451">u d</text:span><text:span text:style-name="T452">ữ</text:span><text:span text:style-name="T453"><text:s/>li</text:span><text:span text:style-name="T454">ệ</text:span><text:span text:style-name="T455">u<text:s/></text:span><text:span text:style-name="T456">đ</text:span><text:span text:style-name="T457">ố</text:span><text:span text:style-name="T458">i t</text:span><text:span text:style-name="T459">ư</text:span><text:span text:style-name="T460">ợ</text:span><text:span text:style-name="T461">ng thì khi kh</text:span><text:span text:style-name="T462">ở</text:span><text:span text:style-name="T463">i t</text:span><text:span text:style-name="T464">ạ</text:span><text:span text:style-name="T465">o nó là null</text:span><text:span text:style-name="T46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